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dce" officeooo:paragraph-rsid="00085dce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085dce" officeooo:paragraph-rsid="00085dce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d7ba7d" loext:opacity="100%"/>
    </style:style>
    <style:style style:name="T15" style:family="text">
      <style:text-properties fo:color="#d7ba7d" loext:opacity="100%" style:font-name="Consolas" fo:font-size="10.5pt" fo:font-weight="normal"/>
    </style:style>
    <style:style style:name="T16" style:family="text">
      <style:text-properties fo:color="#b5cea8" loext:opacity="100%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4fc1ff" loext:opacity="100%"/>
    </style:style>
    <style:style style:name="T19" style:family="text">
      <style:text-properties fo:color="#4fc1ff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pt-br"</text:span><text:span text:style-name="T1">&gt;</text:span></text:p>
      <text:p text:style-name="P5"/>
      <text:p text:style-name="P2"><text:span text:style-name="T1">&lt;</text:span><text:span text:style-name="T3">head</text:span><text:span text:style-name="T1">&gt;</text:span></text:p>
      <text:p text:style-name="P4">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4">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9"> </text:span><text:span text:style-name="T2">/&gt;</text:span></text:p>
      <text:p text:style-name="P4">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https://cdnjs.cloudflare.com/ajax/libs/font-awesome/5.14.0/css/all.min.css"</text:span></text:p>
      <text:p text:style-name="P4">    <text:span text:style-name="T6">integrity</text:span><text:span text:style-name="T9">=</text:span><text:span text:style-name="T8">"sha512-1PKOgIY59xJ8Co8+NE6FZ+LOAZKjy+KY8iq0G4B3CyeY6wYHN3yt9PW0XpSriVlkMXe40PTKnXrLnZ9+fkDaog=="</text:span></text:p>
      <text:p text:style-name="P4">    <text:span text:style-name="T6">crossorigin</text:span><text:span text:style-name="T9">=</text:span><text:span text:style-name="T8">"anonymous"</text:span><text:span text:style-name="T9"> </text:span><text:span text:style-name="T2">/&gt;</text:span></text:p>
      <text:p text:style-name="P4">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.css"</text:span><text:span text:style-name="T9"> </text:span><text:span text:style-name="T2">/&gt;</text:span></text:p>
      <text:p text:style-name="P4">  <text:span text:style-name="T2">&lt;</text:span><text:span text:style-name="T4">title</text:span><text:span text:style-name="T2">&gt;</text:span><text:span text:style-name="T9">MEU SITE</text:span><text:span text:style-name="T2">&lt;/</text:span><text:span text:style-name="T4">title</text:span><text:span text:style-name="T2">&gt;</text:span></text:p>
      <text:p text:style-name="P2"><text:span text:style-name="T1">&lt;/</text:span><text:span text:style-name="T3">head</text:span><text:span text:style-name="T1">&gt;</text:span></text:p>
      <text:p text:style-name="P5"/>
      <text:p text:style-name="P2"><text:span text:style-name="T1">&lt;</text:span><text:span text:style-name="T3">body</text:span><text:span text:style-name="T1">&gt;</text:span></text:p>
      <text:p text:style-name="P4">  <text:span text:style-name="T2">&lt;</text:span><text:span text:style-name="T4">button</text:span><text:span text:style-name="T9"> </text:span><text:span text:style-name="T6">class</text:span><text:span text:style-name="T9">=</text:span><text:span text:style-name="T8">"nav-btn open-btn"</text:span><text:span text:style-name="T2">&gt;</text:span></text:p>
      <text:p text:style-name="P4">    <text:span text:style-name="T2">&lt;</text:span><text:span text:style-name="T4">i</text:span><text:span text:style-name="T9"> </text:span><text:span text:style-name="T6">class</text:span><text:span text:style-name="T9">=</text:span><text:span text:style-name="T8">"fas fa-bars"</text:span><text:span text:style-name="T2">&gt;&lt;/</text:span><text:span text:style-name="T4">i</text:span><text:span text:style-name="T2">&gt;</text:span></text:p>
      <text:p text:style-name="P4">  <text:span text:style-name="T2">&lt;/</text:span><text:span text:style-name="T4">button</text:span><text:span text:style-name="T2">&gt;</text:span></text:p>
      <text:p text:style-name="P5"/>
      <text:p text:style-name="P4">  <text:span text:style-name="T2">&lt;</text:span><text:span text:style-name="T4">img</text:span></text:p>
      <text:p text:style-name="P4">   <text:span text:style-name="T6">src</text:span><text:span text:style-name="T9">=</text:span><text:span text:style-name="T8">"IMG/1.png"</text:span></text:p>
      <text:p text:style-name="P4">    <text:span text:style-name="T6">alt</text:span><text:span text:style-name="T9">=</text:span><text:span text:style-name="T8">"Logo"</text:span><text:span text:style-name="T9"> </text:span><text:span text:style-name="T6">class</text:span><text:span text:style-name="T9">=</text:span><text:span text:style-name="T8">"logo"</text:span><text:span text:style-name="T2">&gt;</text:span></text:p>
      <text:p text:style-name="P5"/>
      <text:p text:style-name="P4">  <text:span text:style-name="T2">&lt;</text:span><text:span text:style-name="T4">p</text:span><text:span text:style-name="T9"> </text:span><text:span text:style-name="T6">class</text:span><text:span text:style-name="T9">=</text:span><text:span text:style-name="T8">"text"</text:span><text:span text:style-name="T2">&gt;</text:span><text:span text:style-name="T9">Navegação Mobile</text:span><text:span text:style-name="T2">&lt;/</text:span><text:span text:style-name="T4">p</text:span><text:span text:style-name="T2">&gt;</text:span></text:p>
      <text:p text:style-name="P5"/>
      <text:p text:style-name="P4">  <text:span text:style-name="T2">&lt;</text:span><text:span text:style-name="T4">div</text:span><text:span text:style-name="T9"> </text:span><text:span text:style-name="T6">class</text:span><text:span text:style-name="T9">=</text:span><text:span text:style-name="T8">"nav nav-black"</text:span><text:span text:style-name="T2">&gt;</text:span></text:p>
      <text:p text:style-name="P4">    <text:span text:style-name="T2">&lt;</text:span><text:span text:style-name="T4">div</text:span><text:span text:style-name="T9"> </text:span><text:span text:style-name="T6">class</text:span><text:span text:style-name="T9">=</text:span><text:span text:style-name="T8">"nav nav-red"</text:span><text:span text:style-name="T2">&gt;</text:span></text:p>
      <text:p text:style-name="P4">      <text:span text:style-name="T2">&lt;</text:span><text:span text:style-name="T4">div</text:span><text:span text:style-name="T9"> </text:span><text:span text:style-name="T6">class</text:span><text:span text:style-name="T9">=</text:span><text:span text:style-name="T8">"nav nav-white"</text:span><text:span text:style-name="T2">&gt;</text:span></text:p>
      <text:p text:style-name="P4">        <text:span text:style-name="T2">&lt;</text:span><text:span text:style-name="T4">button</text:span><text:span text:style-name="T9"> </text:span><text:span text:style-name="T6">class</text:span><text:span text:style-name="T9">=</text:span><text:span text:style-name="T8">"nav-btn close-btn"</text:span><text:span text:style-name="T2">&gt;</text:span></text:p>
      <text:p text:style-name="P4">          <text:span text:style-name="T2">&lt;</text:span><text:span text:style-name="T4">i</text:span><text:span text:style-name="T9"> </text:span><text:span text:style-name="T6">class</text:span><text:span text:style-name="T9">=</text:span><text:span text:style-name="T8">"fas fa-times"</text:span><text:span text:style-name="T2">&gt;&lt;/</text:span><text:span text:style-name="T4">i</text:span><text:span text:style-name="T2">&gt;</text:span></text:p>
      <text:p text:style-name="P4">        <text:span text:style-name="T2">&lt;/</text:span><text:span text:style-name="T4">button</text:span><text:span text:style-name="T2">&gt;</text:span></text:p>
      <text:p text:style-name="P5"/>
      <text:p text:style-name="P4">        <text:span text:style-name="T2">&lt;</text:span><text:span text:style-name="T4">img</text:span></text:p>
      <text:p text:style-name="P4">        <text:span text:style-name="T6">src</text:span><text:span text:style-name="T9">=</text:span><text:span text:style-name="T8">"IMG/1.png"</text:span><text:span text:style-name="T9">  </text:span></text:p>
      <text:p text:style-name="P4">        <text:span text:style-name="T6">alt</text:span><text:span text:style-name="T9">=</text:span><text:span text:style-name="T8">"Logo"</text:span><text:span text:style-name="T9"> </text:span><text:span text:style-name="T6">class</text:span><text:span text:style-name="T9">=</text:span><text:span text:style-name="T8">"logo"</text:span><text:span text:style-name="T2">&gt;</text:span></text:p>
      <text:p text:style-name="P5"/>
      <text:p text:style-name="P4">        <text:span text:style-name="T2">&lt;</text:span><text:span text:style-name="T4">ul</text:span><text:span text:style-name="T9"> </text:span><text:span text:style-name="T6">class</text:span><text:span text:style-name="T9">=</text:span><text:span text:style-name="T8">"list"</text:span><text:span text:style-name="T2">&gt;</text:span></text:p>
      <text:p text:style-name="P4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2.html"</text:span><text:span text:style-name="T2">&gt;</text:span><text:span text:style-name="T9">Nosso Tim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3.html"</text:span><text:span text:style-name="T2">&gt;</text:span><text:span text:style-name="T9">Localização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teste.html"</text:span><text:span text:style-name="T2">&gt;</text:span><text:span text:style-name="T9">Saiba Mais Atitud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<text:span text:style-name="T2">&lt;</text:span><text:span text:style-name="T4">li</text:span><text:span text:style-name="T2">&gt;</text:span></text:p>
      <text:p text:style-name="P4">            <text:span text:style-name="T2">&lt;</text:span><text:span text:style-name="T4">ul</text:span><text:span text:style-name="T2">&gt;</text:span></text:p>
      <text:p text:style-name="P4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site.html"</text:span><text:span text:style-name="T2">&gt;</text:span><text:span text:style-name="T9">cultura Atitud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Nosso Portfólio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Inclusões e Diversidad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Nosso Blog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    <text:span text:style-name="T2">&lt;/</text:span><text:span text:style-name="T4">ul</text:span><text:span text:style-name="T2">&gt;</text:span></text:p>
      <text:p text:style-name="P4"><text:soft-page-break/>          <text:span text:style-name="T2">&lt;/</text:span><text:span text:style-name="T4">li</text:span><text:span text:style-name="T2">&gt;</text:span></text:p>
      <text:p text:style-name="P4">        <text:span text:style-name="T2">&lt;/</text:span><text:span text:style-name="T4">ul</text:span><text:span text:style-name="T2">&gt;</text:span></text:p>
      <text:p text:style-name="P4">      <text:span text:style-name="T2">&lt;/</text:span><text:span text:style-name="T4">div</text:span><text:span text:style-name="T2">&gt;</text:span></text:p>
      <text:p text:style-name="P4">    <text:span text:style-name="T2">&lt;/</text:span><text:span text:style-name="T4">div</text:span><text:span text:style-name="T2">&gt;</text:span></text:p>
      <text:p text:style-name="P4">  <text:span text:style-name="T2">&lt;/</text:span><text:span text:style-name="T4">div</text:span><text:span text:style-name="T2">&gt;</text:span></text:p>
      <text:p text:style-name="P5"/>
      <text:p text:style-name="P4">  <text:span text:style-name="T2">&lt;</text:span><text:span text:style-name="T4">script</text:span><text:span text:style-name="T9"> </text:span><text:span text:style-name="T6">src</text:span><text:span text:style-name="T9">=</text:span><text:span text:style-name="T8">"script.js"</text:span><text:span text:style-name="T2">&gt;&lt;/</text:span><text:span text:style-name="T4">script</text:span><text:span text:style-name="T2">&gt;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4">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2.css"</text:span><text:span text:style-name="T9"> </text:span><text:span text:style-name="T2">/&gt;</text:span></text:p>
      <text:p text:style-name="P4">  <text:span text:style-name="T2">&lt;</text:span><text:span text:style-name="T4">nav</text:span><text:span text:style-name="T9"> </text:span><text:span text:style-name="T6">class</text:span><text:span text:style-name="T9">=</text:span><text:span text:style-name="T8">"active"</text:span><text:span text:style-name="T9"> </text:span><text:span text:style-name="T6">id</text:span><text:span text:style-name="T9">=</text:span><text:span text:style-name="T8">"nav"</text:span><text:span text:style-name="T2">&gt;</text:span></text:p>
      <text:p text:style-name="P4">    <text:span text:style-name="T2">&lt;</text:span><text:span text:style-name="T4">ul</text:span><text:span text:style-name="T2">&gt;</text:span></text:p>
      <text:p text:style-name="P4">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INICIAL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BLOG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SAIBA MAI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FALE CONOSCO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<text:span text:style-name="T2">&lt;/</text:span><text:span text:style-name="T4">ul</text:span><text:span text:style-name="T2">&gt;</text:span></text:p>
      <text:p text:style-name="P4">    <text:span text:style-name="T2">&lt;</text:span><text:span text:style-name="T4">button</text:span><text:span text:style-name="T9"> </text:span><text:span text:style-name="T6">class</text:span><text:span text:style-name="T9">=</text:span><text:span text:style-name="T8">"icon"</text:span><text:span text:style-name="T9"> </text:span><text:span text:style-name="T6">id</text:span><text:span text:style-name="T9">=</text:span><text:span text:style-name="T8">"toggle"</text:span><text:span text:style-name="T2">&gt;</text:span></text:p>
      <text:p text:style-name="P4">      <text:span text:style-name="T2">&lt;</text:span><text:span text:style-name="T4">div</text:span><text:span text:style-name="T9"> </text:span><text:span text:style-name="T6">class</text:span><text:span text:style-name="T9">=</text:span><text:span text:style-name="T8">"line line1"</text:span><text:span text:style-name="T2">&gt;&lt;/</text:span><text:span text:style-name="T4">div</text:span><text:span text:style-name="T2">&gt;</text:span></text:p>
      <text:p text:style-name="P4">      <text:span text:style-name="T2">&lt;</text:span><text:span text:style-name="T4">div</text:span><text:span text:style-name="T9"> </text:span><text:span text:style-name="T6">class</text:span><text:span text:style-name="T9">=</text:span><text:span text:style-name="T8">"line line2"</text:span><text:span text:style-name="T2">&gt;&lt;/</text:span><text:span text:style-name="T4">div</text:span><text:span text:style-name="T2">&gt;</text:span></text:p>
      <text:p text:style-name="P4">    <text:span text:style-name="T2">&lt;/</text:span><text:span text:style-name="T4">button</text:span><text:span text:style-name="T2">&gt;</text:span></text:p>
      <text:p text:style-name="P4">  <text:span text:style-name="T2">&lt;/</text:span><text:span text:style-name="T4">nav</text:span><text:span text:style-name="T2">&gt;</text:span></text:p>
      <text:p text:style-name="P4">  <text:span text:style-name="T2">&lt;</text:span><text:span text:style-name="T4">script</text:span><text:span text:style-name="T9"> </text:span><text:span text:style-name="T6">src</text:span><text:span text:style-name="T9">=</text:span><text:span text:style-name="T8">"script2.js"</text:span><text:span text:style-name="T2">&gt;&lt;/</text:span><text:span text:style-name="T4">script</text:span><text:span text:style-name="T2">&gt;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/>
      <text:p text:style-name="P1">index2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4">  <text:span text:style-name="T2">&lt;</text:span><text:span text:style-name="T4">head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4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9"> </text:span><text:span text:style-name="T2">/&gt;</text:span></text:p>
      <text:p text:style-name="P4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2.css"</text:span><text:span text:style-name="T9"> </text:span><text:span text:style-name="T2">/&gt;</text:span></text:p>
      <text:p text:style-name="P4">    <text:span text:style-name="T2">&lt;</text:span><text:span text:style-name="T4">title</text:span><text:span text:style-name="T2">&gt;</text:span><text:span text:style-name="T9">Animated Navigation</text:span><text:span text:style-name="T2">&lt;/</text:span><text:span text:style-name="T4">title</text:span><text:span text:style-name="T2">&gt;</text:span></text:p>
      <text:p text:style-name="P4">  <text:span text:style-name="T2">&lt;/</text:span><text:span text:style-name="T4">head</text:span><text:span text:style-name="T2">&gt;</text:span></text:p>
      <text:p text:style-name="P4">  <text:span text:style-name="T2">&lt;</text:span><text:span text:style-name="T4">body</text:span><text:span text:style-name="T2">&gt;</text:span></text:p>
      <text:p text:style-name="P4">    <text:span text:style-name="T2">&lt;</text:span><text:span text:style-name="T4">nav</text:span><text:span text:style-name="T9"> </text:span><text:span text:style-name="T6">class</text:span><text:span text:style-name="T9">=</text:span><text:span text:style-name="T8">"active"</text:span><text:span text:style-name="T9"> </text:span><text:span text:style-name="T6">id</text:span><text:span text:style-name="T9">=</text:span><text:span text:style-name="T8">"nav"</text:span><text:span text:style-name="T2">&gt;</text:span></text:p>
      <text:p text:style-name="P4">      <text:span text:style-name="T2">&lt;</text:span><text:span text:style-name="T4">ul</text:span><text:span text:style-name="T2">&gt;</text:span></text:p>
      <text:p text:style-name="P4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Hom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Work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bou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tac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4">      <text:span text:style-name="T2">&lt;/</text:span><text:span text:style-name="T4">ul</text:span><text:span text:style-name="T2">&gt;</text:span></text:p>
      <text:p text:style-name="P4">      <text:span text:style-name="T2">&lt;</text:span><text:span text:style-name="T4">button</text:span><text:span text:style-name="T9"> </text:span><text:span text:style-name="T6">class</text:span><text:span text:style-name="T9">=</text:span><text:span text:style-name="T8">"icon"</text:span><text:span text:style-name="T9"> </text:span><text:span text:style-name="T6">id</text:span><text:span text:style-name="T9">=</text:span><text:span text:style-name="T8">"toggle"</text:span><text:span text:style-name="T2">&gt;</text:span></text:p>
      <text:p text:style-name="P4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line line1"</text:span><text:span text:style-name="T2">&gt;&lt;/</text:span><text:span text:style-name="T4">div</text:span><text:span text:style-name="T2">&gt;</text:span></text:p>
      <text:p text:style-name="P4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line line2"</text:span><text:span text:style-name="T2">&gt;&lt;/</text:span><text:span text:style-name="T4">div</text:span><text:span text:style-name="T2">&gt;</text:span></text:p>
      <text:p text:style-name="P4">      <text:span text:style-name="T2">&lt;/</text:span><text:span text:style-name="T4">button</text:span><text:span text:style-name="T2">&gt;</text:span></text:p>
      <text:p text:style-name="P4">    <text:span text:style-name="T2">&lt;/</text:span><text:span text:style-name="T4">nav</text:span><text:span text:style-name="T2">&gt;</text:span></text:p>
      <text:p text:style-name="P4">    <text:span text:style-name="T2">&lt;</text:span><text:span text:style-name="T4">script</text:span><text:span text:style-name="T9"> </text:span><text:span text:style-name="T6">src</text:span><text:span text:style-name="T9">=</text:span><text:span text:style-name="T8">"script2.js"</text:span><text:span text:style-name="T2">&gt;&lt;/</text:span><text:span text:style-name="T4">script</text:span><text:span text:style-name="T2">&gt;</text:span></text:p>
      <text:p text:style-name="P4"><text:soft-page-break/>  <text:span text:style-name="T2">&lt;/</text:span><text:span text:style-name="T4">body</text:span><text:span text:style-name="T2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/>
      <text:p text:style-name="P1">index3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4">  <text:span text:style-name="T2">&lt;</text:span><text:span text:style-name="T4">head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4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9"> </text:span><text:span text:style-name="T2">/&gt;</text:span></text:p>
      <text:p text:style-name="P4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3.css"</text:span><text:span text:style-name="T9"> </text:span><text:span text:style-name="T2">/&gt;</text:span></text:p>
      <text:p text:style-name="P4">    <text:span text:style-name="T2">&lt;</text:span><text:span text:style-name="T4">title</text:span><text:span text:style-name="T2">&gt;</text:span><text:span text:style-name="T9">Hoverboard</text:span><text:span text:style-name="T2">&lt;/</text:span><text:span text:style-name="T4">title</text:span><text:span text:style-name="T2">&gt;</text:span></text:p>
      <text:p text:style-name="P4">  <text:span text:style-name="T2">&lt;/</text:span><text:span text:style-name="T4">head</text:span><text:span text:style-name="T2">&gt;</text:span></text:p>
      <text:p text:style-name="P4">  <text:span text:style-name="T2">&lt;</text:span><text:span text:style-name="T4">body</text:span><text:span text:style-name="T2">&gt;</text:span></text:p>
      <text:p text:style-name="P4">    <text:span text:style-name="T2">&lt;</text:span><text:span text:style-name="T4">div</text:span><text:span text:style-name="T9"> </text:span><text:span text:style-name="T6">class</text:span><text:span text:style-name="T9">=</text:span><text:span text:style-name="T8">"container"</text:span><text:span text:style-name="T9"> </text:span><text:span text:style-name="T6">id</text:span><text:span text:style-name="T9">=</text:span><text:span text:style-name="T8">"container"</text:span><text:span text:style-name="T2">&gt;&lt;/</text:span><text:span text:style-name="T4">div</text:span><text:span text:style-name="T2">&gt;</text:span></text:p>
      <text:p text:style-name="P4">    <text:span text:style-name="T2">&lt;</text:span><text:span text:style-name="T4">script</text:span><text:span text:style-name="T9"> </text:span><text:span text:style-name="T6">src</text:span><text:span text:style-name="T9">=</text:span><text:span text:style-name="T8">"script3.js"</text:span><text:span text:style-name="T2">&gt;&lt;/</text:span><text:span text:style-name="T4">script</text:span><text:span text:style-name="T2">&gt;</text:span></text:p>
      <text:p text:style-name="P4">  <text:span text:style-name="T2">&lt;/</text:span><text:span text:style-name="T4">body</text:span><text:span text:style-name="T2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>pag2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pt-br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4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http-equiv</text:span><text:span text:style-name="T9">=</text:span><text:span text:style-name="T8">"X-UA-Compatible"</text:span><text:span text:style-name="T9"> </text:span><text:span text:style-name="T6">content</text:span><text:span text:style-name="T9">=</text:span><text:span text:style-name="T8">"IE=edge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4">    <text:span text:style-name="T2">&lt;</text:span><text:span text:style-name="T4">title</text:span><text:span text:style-name="T2">&gt;</text:span><text:span text:style-name="T9">segunda pagina</text:span><text:span text:style-name="T2">&lt;/</text:span><text:span text:style-name="T4">title</text:span><text:span text:style-name="T2">&gt;</text:span></text:p>
      <text:p text:style-name="P4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4.css"</text:span><text:span text:style-name="T2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4">    <text:span text:style-name="T2">&lt;</text:span><text:span text:style-name="T4">h1</text:span><text:span text:style-name="T2">&gt;</text:span><text:span text:style-name="T9">segunda pagina</text:span><text:span text:style-name="T2">&lt;/</text:span><text:span text:style-name="T4">h1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 ipsum, dolor sit amet consectetur adipisicing elit. Fugiat vel quia dicta, facilis ratione voluptate maiores, error cupiditate maxime suscipit dolor illo eveniet fuga, ex explicabo ab vero? Nam, animi.</text:span><text:span text:style-name="T2">&lt;/</text:span><text:span text:style-name="T4">p</text:span><text:span text:style-name="T2">&gt;</text:span></text:p>
      <text:p text:style-name="P4">    </text:p>
      <text:p text:style-name="P2"><text:span text:style-name="T1">&lt;/</text:span><text:span text:style-name="T3">body</text:span><text:span text:style-name="T1">&gt;</text:span></text:p>
      <text:p text:style-name="P2"><text:span text:style-name="T1">&lt;</text:span><text:span text:style-name="T3">p</text:span><text:span text:style-name="T1">&gt;&lt;</text:span><text:span text:style-name="T3">a</text:span> <text:span text:style-name="T5">href</text:span>=<text:span text:style-name="T7">"site.html"</text:span> <text:span text:style-name="T5">target</text:span>=<text:span text:style-name="T7">"_self"</text:span><text:span text:style-name="T1">&gt;</text:span>volte<text:span text:style-name="T1">&lt;/</text:span><text:span text:style-name="T3">a</text:span><text:span text:style-name="T1">&gt;&lt;/</text:span><text:span text:style-name="T3">p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>site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pt-br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4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http-equiv</text:span><text:span text:style-name="T9">=</text:span><text:span text:style-name="T8">"X-UA-Compatible"</text:span><text:span text:style-name="T9"> </text:span><text:span text:style-name="T6">content</text:span><text:span text:style-name="T9">=</text:span><text:span text:style-name="T8">"IE=edge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4">    <text:span text:style-name="T2">&lt;</text:span><text:span text:style-name="T4">title</text:span><text:span text:style-name="T2">&gt;</text:span><text:span text:style-name="T9">ATITUDE TECNO&amp;SERVICES</text:span><text:span text:style-name="T2">&lt;/</text:span><text:span text:style-name="T4">title</text:span><text:span text:style-name="T2">&gt;</text:span></text:p>
      <text:p text:style-name="P2"><text:span text:style-name="T1">&lt;</text:span><text:span text:style-name="T3">link</text:span> <text:span text:style-name="T5">rel</text:span>=<text:span text:style-name="T7">"stylesheet"</text:span> <text:span text:style-name="T5">href</text:span>=<text:span text:style-name="T7">"style4.css"</text:span><text:span text:style-name="T1">&gt;</text:span></text:p>
      <text:p text:style-name="P6"><text:soft-page-break/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4">    <text:span text:style-name="T2">&lt;</text:span><text:span text:style-name="T4">main</text:span><text:span text:style-name="T2">&gt;</text:span></text:p>
      <text:p text:style-name="P4">    <text:span text:style-name="T2">&lt;</text:span><text:span text:style-name="T4">h1</text:span><text:span text:style-name="T2">&gt;</text:span><text:span text:style-name="T9">TITULO DE NÍVEL 1</text:span><text:span text:style-name="T2">&lt;/</text:span><text:span text:style-name="T4">h1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 ipsum dolor sit amet consectetur adipisicing elit. Tempore ipsa recusandae neque aliquam sequi placeat provident ea quidem sapiente amet odio maiores illum, consequuntur optio reiciendis itaque ducimus totam deserunt.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2</text:span><text:span text:style-name="T2">&gt;</text:span><text:span text:style-name="T9">TITULO DE NIVEL 2</text:span><text:span text:style-name="T2">&lt;/</text:span><text:span text:style-name="T4">H2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 ipsum dolor sit amet consectetur adipisicing elit. Quidem aperiam, nostrum libero nulla doloremque voluptatibus eum quam tempora commodi aliquam ipsum quis reiciendis ratione? Similique veniam eum quos non ad.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2</text:span><text:span text:style-name="T2">&gt;</text:span><text:span text:style-name="T9">DANDO MAIS SUBTITULOS</text:span><text:span text:style-name="T2">&lt;/</text:span><text:span text:style-name="T4">H2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, ipsum dolor sit amet consectetur adipisicing elit. Natus, soluta numquam esse porro debitis eum nemo quae, consequatur labore unde, aut delectus dicta! Quod rem, dicta neque molestias ea odio!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3</text:span><text:span text:style-name="T2">&gt;</text:span><text:span text:style-name="T9">TITULO DE NIVEL 3</text:span><text:span text:style-name="T2">&lt;/</text:span><text:span text:style-name="T4">H3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 ipsum dolor sit amet consectetur adipisicing elit. Unde facilis consectetur dolorem autem iusto. Sequi quis possimus illum, autem necessitatibus, natus nisi, illo esse enim sed itaque. Minima, nisi enim?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4</text:span><text:span text:style-name="T2">&gt;</text:span><text:span text:style-name="T9">TITULO DE NIVEL 4</text:span><text:span text:style-name="T2">&lt;/</text:span><text:span text:style-name="T4">H4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Lorem ipsum dolor sit amet consectetur adipisicing elit. Natus, corrupti pariatur architecto recusandae neque harum! Dignissimos magnam commodi nulla, odit in illum itaque eum et laboriosam beatae, blanditiis possimus asperiores.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5</text:span><text:span text:style-name="T2">&gt;</text:span><text:span text:style-name="T9">TITULO DE NIVEL 5</text:span><text:span text:style-name="T2">&lt;/</text:span><text:span text:style-name="T4">H5</text:span><text:span text:style-name="T2">&gt;</text:span></text:p>
      <text:p text:style-name="P4">    <text:span text:style-name="T2">&lt;</text:span><text:span text:style-name="T4">H6</text:span><text:span text:style-name="T2">&gt;</text:span><text:span text:style-name="T9">TITUO DE NIVEL 6</text:span><text:span text:style-name="T2">&lt;/</text:span><text:span text:style-name="T4">H6</text:span><text:span text:style-name="T2">&gt;</text:span></text:p>
      <text:p text:style-name="P4">    <text:span text:style-name="T2">&lt;</text:span><text:span text:style-name="T4">P</text:span><text:span text:style-name="T2">&gt;</text:span><text:span text:style-name="T9"> SOMENTE EXISTEM 6 TIPOS DE TITULOS DE NIVEL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2</text:span><text:span text:style-name="T2">&gt;</text:span><text:span text:style-name="T9">TABELAS</text:span><text:span text:style-name="T2">&lt;/</text:span><text:span text:style-name="T4">H2</text:span><text:span text:style-name="T2">&gt;</text:span></text:p>
      <text:p text:style-name="P4">    <text:span text:style-name="T2">&lt;</text:span><text:span text:style-name="T4">OL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ITENS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BATATAS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cenoura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cebola</text:span><text:span text:style-name="T2">&lt;/</text:span><text:span text:style-name="T4">li</text:span><text:span text:style-name="T2">&gt;</text:span></text:p>
      <text:p text:style-name="P4">    <text:span text:style-name="T2">&lt;/</text:span><text:span text:style-name="T4">OL</text:span><text:span text:style-name="T2">&gt;</text:span></text:p>
      <text:p text:style-name="P4">    <text:span text:style-name="T2">&lt;</text:span><text:span text:style-name="T4">ul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CARNES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picanha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filé mignon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alcatra</text:span><text:span text:style-name="T2">&lt;/</text:span><text:span text:style-name="T4">li</text:span><text:span text:style-name="T2">&gt;</text:span></text:p>
      <text:p text:style-name="P4">        <text:span text:style-name="T2">&lt;</text:span><text:span text:style-name="T4">li</text:span><text:span text:style-name="T2">&gt;</text:span><text:span text:style-name="T9">contra filé</text:span><text:span text:style-name="T2">&lt;/</text:span><text:span text:style-name="T4">li</text:span><text:span text:style-name="T2">&gt;</text:span></text:p>
      <text:p text:style-name="P4">    <text:span text:style-name="T2">&lt;/</text:span><text:span text:style-name="T4">ul</text:span><text:span text:style-name="T2">&gt;</text:span></text:p>
      <text:p text:style-name="P5"/>
      <text:p text:style-name="P4">    <text:span text:style-name="T2">&lt;</text:span><text:span text:style-name="T4">p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2.html"</text:span><text:span text:style-name="T9"> </text:span><text:span text:style-name="T6">target</text:span><text:span text:style-name="T9">=</text:span><text:span text:style-name="T8">"_blank"</text:span><text:span text:style-name="T2">&gt;</text:span><text:span text:style-name="T9">ir para codigo 2</text:span><text:span text:style-name="T2">&lt;/</text:span><text:span text:style-name="T4">a</text:span><text:span text:style-name="T2">&gt;</text:span><text:span text:style-name="T9"> </text:span><text:span text:style-name="T2">&lt;/</text:span><text:span text:style-name="T4">p</text:span><text:span text:style-name="T2">&gt;</text:span></text:p>
      <text:p text:style-name="P4">    <text:span text:style-name="T2">&lt;</text:span><text:span text:style-name="T4">h1</text:span><text:span text:style-name="T2">&gt;</text:span><text:span text:style-name="T9">Gerando Imagens, Vídeos e acessos</text:span><text:span text:style-name="T2">&lt;/</text:span><text:span text:style-name="T4">h1</text:span><text:span text:style-name="T2">&gt;</text:span></text:p>
      <text:p text:style-name="P4">    <text:span text:style-name="T2">&lt;</text:span><text:span text:style-name="T4">a</text:span><text:span text:style-name="T9"> </text:span><text:span text:style-name="T6">href</text:span><text:span text:style-name="T9">=</text:span><text:span text:style-name="T8">"https://google.com"</text:span><text:span text:style-name="T9"> </text:span><text:span text:style-name="T6">target</text:span><text:span text:style-name="T9">=</text:span><text:span text:style-name="T8">"_self"</text:span><text:span text:style-name="T2">&gt;</text:span><text:span text:style-name="T9">Clique aqui!</text:span><text:span text:style-name="T2">&lt;/</text:span><text:span text:style-name="T4">a</text:span><text:span text:style-name="T2">&gt;</text:span></text:p>
      <text:p text:style-name="P4">    <text:span text:style-name="T2">&lt;</text:span><text:span text:style-name="T4">h1</text:span><text:span text:style-name="T2">&gt;</text:span><text:span text:style-name="T9">IMAGENS DINÂMICAS</text:span><text:span text:style-name="T2">&lt;/</text:span><text:span text:style-name="T4">h1</text:span><text:span text:style-name="T2">&gt;</text:span></text:p>
      <text:p text:style-name="P4">    <text:span text:style-name="T2">&lt;</text:span><text:span text:style-name="T4">picture</text:span><text:span text:style-name="T2">&gt;</text:span></text:p>
      <text:p text:style-name="P4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G/1.png"</text:span><text:span text:style-name="T9"> </text:span><text:span text:style-name="T6">width</text:span><text:span text:style-name="T9">=</text:span><text:span text:style-name="T8">"100%"</text:span><text:span text:style-name="T2">&gt;</text:span></text:p>
      <text:p text:style-name="P4">    <text:span text:style-name="T2">&lt;/</text:span><text:span text:style-name="T4">picture</text:span><text:span text:style-name="T2">&gt;</text:span><text:span text:style-name="T9"> </text:span><text:span text:style-name="T2">&lt;</text:span><text:span text:style-name="T4">br</text:span><text:span text:style-name="T2">&gt;&lt;</text:span><text:span text:style-name="T4">br</text:span><text:span text:style-name="T2">&gt;&lt;</text:span><text:span text:style-name="T4">br</text:span><text:span text:style-name="T2">&gt;</text:span></text:p>
      <text:p text:style-name="P2"><text:span text:style-name="T1">&lt;/</text:span><text:span text:style-name="T3">main</text:span><text:span text:style-name="T1">&gt;</text:span></text:p>
      <text:p text:style-name="P2"><text:soft-page-break/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>teste</text:p>
      <text:p text:style-name="P1"/>
      <text:p text:style-name="P3"><text:span text:style-name="T1">&lt;!</text:span><text:span text:style-name="T3">DOCTYPE</text:span> <text:span text:style-name="T5">html</text:span><text:span text:style-name="T1">&gt;</text:span></text:p>
      <text:p text:style-name="P2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4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http-equiv</text:span><text:span text:style-name="T9">=</text:span><text:span text:style-name="T8">"X-UA-Compatible"</text:span><text:span text:style-name="T9"> </text:span><text:span text:style-name="T6">content</text:span><text:span text:style-name="T9">=</text:span><text:span text:style-name="T8">"IE=edge"</text:span><text:span text:style-name="T2">&gt;</text:span></text:p>
      <text:p text:style-name="P4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4">    <text:span text:style-name="T2">&lt;</text:span><text:span text:style-name="T4">title</text:span><text:span text:style-name="T2">&gt;</text:span><text:span text:style-name="T9">Site</text:span><text:span text:style-name="T2">&lt;/</text:span><text:span text:style-name="T4">title</text:span><text:span text:style-name="T2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4">    <text:span text:style-name="T2">&lt;</text:span><text:span text:style-name="T4">h1</text:span><text:span text:style-name="T2">&gt;</text:span><text:span text:style-name="T9">MEU SITE</text:span><text:span text:style-name="T2">&lt;/</text:span><text:span text:style-name="T4">h1</text:span><text:span text:style-name="T2">&gt;</text:span></text:p>
      <text:p text:style-name="P4">    </text:p>
      <text:p text:style-name="P4">    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"/>
      <text:p text:style-name="P1">style</text:p>
      <text:p text:style-name="P1"/>
      <text:p text:style-name="P3"><text:span text:style-name="T10">@import</text:span> <text:span text:style-name="T12">url</text:span>(<text:span text:style-name="T7">'https://fonts.googleapis.com/css?family=Muli&amp;display=swap'</text:span>);</text:p>
      <text:p text:style-name="P5"/>
      <text:p text:style-name="P2"><text:span text:style-name="T3">*</text:span> {</text:p>
      <text:p text:style-name="P4">  <text:span text:style-name="T6">box-sizing</text:span><text:span text:style-name="T9">: </text:span><text:span text:style-name="T8">border-box</text:span><text:span text:style-name="T9">;</text:span></text:p>
      <text:p text:style-name="P2">}</text:p>
      <text:p text:style-name="P5"/>
      <text:p text:style-name="P2"><text:span text:style-name="T14">body</text:span> {</text:p>
      <text:p text:style-name="P4">  <text:span text:style-name="T6">font-family</text:span><text:span text:style-name="T9">: </text:span><text:span text:style-name="T8">'Muli'</text:span><text:span text:style-name="T9">, </text:span><text:span text:style-name="T8">sans-serif</text:span><text:span text:style-name="T9">;</text:span></text:p>
      <text:p text:style-name="P4">  <text:span text:style-name="T6">display</text:span><text:span text:style-name="T9">: </text:span><text:span text:style-name="T8">flex</text:span><text:span text:style-name="T9">;</text:span></text:p>
      <text:p text:style-name="P4">  <text:span text:style-name="T6">flex-direction</text:span><text:span text:style-name="T9">: </text:span><text:span text:style-name="T8">column</text:span><text:span text:style-name="T9">;</text:span></text:p>
      <text:p text:style-name="P4">  <text:span text:style-name="T6">align-items</text:span><text:span text:style-name="T9">: </text:span><text:span text:style-name="T8">center</text:span><text:span text:style-name="T9">;</text:span></text:p>
      <text:p text:style-name="P4">  <text:span text:style-name="T6">justify-content</text:span><text:span text:style-name="T9">: </text:span><text:span text:style-name="T8">center</text:span><text:span text:style-name="T9">;</text:span></text:p>
      <text:p text:style-name="P4">  <text:span text:style-name="T6">height</text:span><text:span text:style-name="T9">: </text:span><text:span text:style-name="T17">100vh</text:span><text:span text:style-name="T9">;</text:span></text:p>
      <text:p text:style-name="P2">}</text:p>
      <text:p text:style-name="P5"/>
      <text:p text:style-name="P2"><text:span text:style-name="T14">.text</text:span> {</text:p>
      <text:p text:style-name="P4">  <text:span text:style-name="T6">text-transform</text:span><text:span text:style-name="T9">: </text:span><text:span text:style-name="T8">uppercase</text:span><text:span text:style-name="T9">;</text:span></text:p>
      <text:p text:style-name="P2">}</text:p>
      <text:p text:style-name="P5"/>
      <text:p text:style-name="P2"><text:span text:style-name="T14">.logo</text:span> {</text:p>
      <text:p text:style-name="P4">  <text:span text:style-name="T6">width</text:span><text:span text:style-name="T9">: </text:span><text:span text:style-name="T17">200px</text:span><text:span text:style-name="T9">;</text:span></text:p>
      <text:p text:style-name="P2">}</text:p>
      <text:p text:style-name="P5"/>
      <text:p text:style-name="P2"><text:span text:style-name="T14">.nav-btn</text:span> {</text:p>
      <text:p text:style-name="P4">  <text:span text:style-name="T6">border</text:span><text:span text:style-name="T9">: </text:span><text:span text:style-name="T8">none</text:span><text:span text:style-name="T9">;</text:span></text:p>
      <text:p text:style-name="P4">  <text:span text:style-name="T6">background-color</text:span><text:span text:style-name="T9">: </text:span><text:span text:style-name="T8">transparent</text:span><text:span text:style-name="T9">;</text:span></text:p>
      <text:p text:style-name="P4">  <text:span text:style-name="T6">cursor</text:span><text:span text:style-name="T9">: </text:span><text:span text:style-name="T8">pointer</text:span><text:span text:style-name="T9">;</text:span></text:p>
      <text:p text:style-name="P4">  <text:span text:style-name="T6">font-size</text:span><text:span text:style-name="T9">: </text:span><text:span text:style-name="T17">30px</text:span><text:span text:style-name="T9">;</text:span></text:p>
      <text:p text:style-name="P2"><text:soft-page-break/>}</text:p>
      <text:p text:style-name="P5"/>
      <text:p text:style-name="P2"><text:span text:style-name="T14">.open-btn</text:span> {</text:p>
      <text:p text:style-name="P4">  <text:span text:style-name="T6">position</text:span><text:span text:style-name="T9">: </text:span><text:span text:style-name="T8">fixed</text:span><text:span text:style-name="T9">;</text:span></text:p>
      <text:p text:style-name="P4">  <text:span text:style-name="T6">top</text:span><text:span text:style-name="T9">: </text:span><text:span text:style-name="T17">20px</text:span><text:span text:style-name="T9">;</text:span></text:p>
      <text:p text:style-name="P4">  <text:span text:style-name="T6">left</text:span><text:span text:style-name="T9">: </text:span><text:span text:style-name="T17">20px</text:span><text:span text:style-name="T9">;</text:span></text:p>
      <text:p text:style-name="P2">}</text:p>
      <text:p text:style-name="P5"/>
      <text:p text:style-name="P2"><text:span text:style-name="T14">.nav</text:span> {</text:p>
      <text:p text:style-name="P4">  <text:span text:style-name="T6">position</text:span><text:span text:style-name="T9">: </text:span><text:span text:style-name="T8">fixed</text:span><text:span text:style-name="T9">;</text:span></text:p>
      <text:p text:style-name="P4">  <text:span text:style-name="T6">top</text:span><text:span text:style-name="T9">: </text:span><text:span text:style-name="T17">0</text:span><text:span text:style-name="T9">;</text:span></text:p>
      <text:p text:style-name="P4">  <text:span text:style-name="T6">left</text:span><text:span text:style-name="T9">: </text:span><text:span text:style-name="T17">0</text:span><text:span text:style-name="T9">;</text:span></text:p>
      <text:p text:style-name="P4">  <text:span text:style-name="T6">height</text:span><text:span text:style-name="T9">: </text:span><text:span text:style-name="T17">100vh</text:span><text:span text:style-name="T9">;</text:span></text:p>
      <text:p text:style-name="P4">  <text:span text:style-name="T6">transform</text:span><text:span text:style-name="T9">: </text:span><text:span text:style-name="T13">translateX</text:span><text:span text:style-name="T9">(</text:span><text:span text:style-name="T17">-100%</text:span><text:span text:style-name="T9">);</text:span></text:p>
      <text:p text:style-name="P4">  <text:span text:style-name="T6">transition</text:span><text:span text:style-name="T9">: transform </text:span><text:span text:style-name="T17">0.3s</text:span><text:span text:style-name="T9"> </text:span><text:span text:style-name="T8">ease-in-out</text:span><text:span text:style-name="T9">;</text:span></text:p>
      <text:p text:style-name="P2">}</text:p>
      <text:p text:style-name="P5"/>
      <text:p text:style-name="P2"><text:span text:style-name="T14">.nav.visible</text:span> {</text:p>
      <text:p text:style-name="P4">  <text:span text:style-name="T6">transform</text:span><text:span text:style-name="T9">: </text:span><text:span text:style-name="T13">translateX</text:span><text:span text:style-name="T9">(</text:span><text:span text:style-name="T17">0</text:span><text:span text:style-name="T9">);</text:span></text:p>
      <text:p text:style-name="P2">}</text:p>
      <text:p text:style-name="P5"/>
      <text:p text:style-name="P2"><text:span text:style-name="T14">.nav-black</text:span> {</text:p>
      <text:p text:style-name="P4">  <text:span text:style-name="T6">background-color</text:span><text:span text:style-name="T9">: </text:span><text:span text:style-name="T13">rgb</text:span><text:span text:style-name="T9">(</text:span><text:span text:style-name="T17">34</text:span><text:span text:style-name="T9">, </text:span><text:span text:style-name="T17">31</text:span><text:span text:style-name="T9">, </text:span><text:span text:style-name="T17">31</text:span><text:span text:style-name="T9">);</text:span></text:p>
      <text:p text:style-name="P4">  <text:span text:style-name="T6">width</text:span><text:span text:style-name="T9">: </text:span><text:span text:style-name="T17">60%</text:span><text:span text:style-name="T9">;</text:span></text:p>
      <text:p text:style-name="P4">  <text:span text:style-name="T6">max-width</text:span><text:span text:style-name="T9">: </text:span><text:span text:style-name="T17">480px</text:span><text:span text:style-name="T9">;</text:span></text:p>
      <text:p text:style-name="P4">  <text:span text:style-name="T6">min-width</text:span><text:span text:style-name="T9">: </text:span><text:span text:style-name="T17">320px</text:span><text:span text:style-name="T9">;</text:span></text:p>
      <text:p text:style-name="P4">  <text:span text:style-name="T6">transition-delay</text:span><text:span text:style-name="T9">: </text:span><text:span text:style-name="T17">0.6s</text:span><text:span text:style-name="T9">;</text:span></text:p>
      <text:p text:style-name="P2">}</text:p>
      <text:p text:style-name="P5"/>
      <text:p text:style-name="P2"><text:span text:style-name="T14">.nav-black.visible</text:span> {</text:p>
      <text:p text:style-name="P4">  <text:span text:style-name="T6">transition-delay</text:span><text:span text:style-name="T9">: </text:span><text:span text:style-name="T17">0s</text:span><text:span text:style-name="T9">;</text:span></text:p>
      <text:p text:style-name="P2">}</text:p>
      <text:p text:style-name="P5"/>
      <text:p text:style-name="P2"><text:span text:style-name="T14">.nav-red</text:span> {</text:p>
      <text:p text:style-name="P4">  <text:span text:style-name="T6">background-color</text:span><text:span text:style-name="T9">: </text:span><text:span text:style-name="T13">rgb</text:span><text:span text:style-name="T9">(</text:span><text:span text:style-name="T17">12</text:span><text:span text:style-name="T9">, </text:span><text:span text:style-name="T17">180</text:span><text:span text:style-name="T9">, </text:span><text:span text:style-name="T17">247</text:span><text:span text:style-name="T9">);</text:span></text:p>
      <text:p text:style-name="P4">  <text:span text:style-name="T6">width</text:span><text:span text:style-name="T9">: </text:span><text:span text:style-name="T17">95%</text:span><text:span text:style-name="T9">;</text:span></text:p>
      <text:p text:style-name="P4">  <text:span text:style-name="T6">transition-delay</text:span><text:span text:style-name="T9">: </text:span><text:span text:style-name="T17">0.4s</text:span><text:span text:style-name="T9">;</text:span></text:p>
      <text:p text:style-name="P2">}</text:p>
      <text:p text:style-name="P5"/>
      <text:p text:style-name="P2"><text:span text:style-name="T14">.nav-red.visible</text:span> {</text:p>
      <text:p text:style-name="P4">  <text:span text:style-name="T6">transition-delay</text:span><text:span text:style-name="T9">: </text:span><text:span text:style-name="T17">0.2s</text:span><text:span text:style-name="T9">;</text:span></text:p>
      <text:p text:style-name="P2">}</text:p>
      <text:p text:style-name="P5"/>
      <text:p text:style-name="P2"><text:span text:style-name="T14">.nav-white</text:span> {</text:p>
      <text:p text:style-name="P4">  <text:span text:style-name="T6">background-color</text:span><text:span text:style-name="T9">: </text:span><text:span text:style-name="T8">#fff</text:span><text:span text:style-name="T9">;</text:span></text:p>
      <text:p text:style-name="P4">  <text:span text:style-name="T6">width</text:span><text:span text:style-name="T9">: </text:span><text:span text:style-name="T17">95%</text:span><text:span text:style-name="T9">;</text:span></text:p>
      <text:p text:style-name="P4">  <text:span text:style-name="T6">padding</text:span><text:span text:style-name="T9">: </text:span><text:span text:style-name="T17">40px</text:span><text:span text:style-name="T9">;</text:span></text:p>
      <text:p text:style-name="P4">  <text:span text:style-name="T6">position</text:span><text:span text:style-name="T9">: </text:span><text:span text:style-name="T8">relative</text:span><text:span text:style-name="T9">;</text:span></text:p>
      <text:p text:style-name="P4">  <text:span text:style-name="T6">transition-delay</text:span><text:span text:style-name="T9">: </text:span><text:span text:style-name="T17">0s</text:span><text:span text:style-name="T9">;</text:span></text:p>
      <text:p text:style-name="P2">}</text:p>
      <text:p text:style-name="P5"/>
      <text:p text:style-name="P2"><text:soft-page-break/><text:span text:style-name="T14">.nav-white.visible</text:span> {</text:p>
      <text:p text:style-name="P4">  <text:span text:style-name="T6">transition-delay</text:span><text:span text:style-name="T9">: </text:span><text:span text:style-name="T17">0.4s</text:span><text:span text:style-name="T9">;</text:span></text:p>
      <text:p text:style-name="P2">}</text:p>
      <text:p text:style-name="P5"/>
      <text:p text:style-name="P2"><text:span text:style-name="T14">.close-btn</text:span> {</text:p>
      <text:p text:style-name="P4">  <text:span text:style-name="T6">opacity</text:span><text:span text:style-name="T9">: </text:span><text:span text:style-name="T17">0.3</text:span><text:span text:style-name="T9">;</text:span></text:p>
      <text:p text:style-name="P4">  <text:span text:style-name="T6">position</text:span><text:span text:style-name="T9">: </text:span><text:span text:style-name="T8">absolute</text:span><text:span text:style-name="T9">;</text:span></text:p>
      <text:p text:style-name="P4">  <text:span text:style-name="T6">top</text:span><text:span text:style-name="T9">: </text:span><text:span text:style-name="T17">40px</text:span><text:span text:style-name="T9">;</text:span></text:p>
      <text:p text:style-name="P4">  <text:span text:style-name="T6">right</text:span><text:span text:style-name="T9">: </text:span><text:span text:style-name="T17">30px</text:span><text:span text:style-name="T9">;</text:span></text:p>
      <text:p text:style-name="P2">}</text:p>
      <text:p text:style-name="P5"/>
      <text:p text:style-name="P2"><text:span text:style-name="T14">.list</text:span> {</text:p>
      <text:p text:style-name="P4">  <text:span text:style-name="T6">list-style-type</text:span><text:span text:style-name="T9">: </text:span><text:span text:style-name="T8">none</text:span><text:span text:style-name="T9">;</text:span></text:p>
      <text:p text:style-name="P4">  <text:span text:style-name="T6">padding</text:span><text:span text:style-name="T9">: </text:span><text:span text:style-name="T17">0</text:span><text:span text:style-name="T9">;</text:span></text:p>
      <text:p text:style-name="P2">}</text:p>
      <text:p text:style-name="P5"/>
      <text:p text:style-name="P2"><text:span text:style-name="T14">.list</text:span> <text:span text:style-name="T14">li</text:span> {</text:p>
      <text:p text:style-name="P4">  <text:span text:style-name="T6">margin</text:span><text:span text:style-name="T9">: </text:span><text:span text:style-name="T17">20px</text:span><text:span text:style-name="T9"> </text:span><text:span text:style-name="T17">0</text:span><text:span text:style-name="T9">;</text:span></text:p>
      <text:p text:style-name="P2">}</text:p>
      <text:p text:style-name="P5"/>
      <text:p text:style-name="P2"><text:span text:style-name="T14">.list</text:span> <text:span text:style-name="T14">li</text:span> <text:span text:style-name="T14">a</text:span> {</text:p>
      <text:p text:style-name="P4">  <text:span text:style-name="T6">color</text:span><text:span text:style-name="T9">: </text:span><text:span text:style-name="T13">rgb</text:span><text:span text:style-name="T9">(</text:span><text:span text:style-name="T17">22</text:span><text:span text:style-name="T9">, </text:span><text:span text:style-name="T17">21</text:span><text:span text:style-name="T9">, </text:span><text:span text:style-name="T17">21</text:span><text:span text:style-name="T9">);</text:span></text:p>
      <text:p text:style-name="P4">  <text:span text:style-name="T6">font-size</text:span><text:span text:style-name="T9">: </text:span><text:span text:style-name="T17">14px</text:span><text:span text:style-name="T9">;</text:span></text:p>
      <text:p text:style-name="P4">  <text:span text:style-name="T6">text-decoration</text:span><text:span text:style-name="T9">: </text:span><text:span text:style-name="T8">none</text:span><text:span text:style-name="T9">;</text:span></text:p>
      <text:p text:style-name="P4">  <text:span text:style-name="T6">text-transform</text:span><text:span text:style-name="T9">: </text:span><text:span text:style-name="T8">uppercase</text:span><text:span text:style-name="T9">;</text:span></text:p>
      <text:p text:style-name="P2">}</text:p>
      <text:p text:style-name="P5"/>
      <text:p text:style-name="P2"><text:span text:style-name="T14">.list</text:span> <text:span text:style-name="T14">ul</text:span> {</text:p>
      <text:p text:style-name="P4">  <text:span text:style-name="T6">list-style-type</text:span><text:span text:style-name="T9">: </text:span><text:span text:style-name="T8">none</text:span><text:span text:style-name="T9">;</text:span></text:p>
      <text:p text:style-name="P4">  <text:span text:style-name="T6">padding-left</text:span><text:span text:style-name="T9">: </text:span><text:span text:style-name="T17">20px</text:span><text:span text:style-name="T9">;</text:span></text:p>
      <text:p text:style-name="P2">}</text:p>
      <text:p text:style-name="P1"/>
      <text:p text:style-name="P1"/>
      <text:p text:style-name="P1">style2</text:p>
      <text:p text:style-name="P1"/>
      <text:p text:style-name="P3"><text:span text:style-name="T10">@import</text:span> <text:span text:style-name="T12">url</text:span>(<text:span text:style-name="T7">'https://fonts.googleapis.com/css?family=Muli&amp;display=swap'</text:span>);</text:p>
      <text:p text:style-name="P5"/>
      <text:p text:style-name="P2"><text:span text:style-name="T3">*</text:span> {</text:p>
      <text:p text:style-name="P4">  <text:span text:style-name="T6">box-sizing</text:span><text:span text:style-name="T9">: </text:span><text:span text:style-name="T8">border-box</text:span><text:span text:style-name="T9">;</text:span></text:p>
      <text:p text:style-name="P2">}</text:p>
      <text:p text:style-name="P5"/>
      <text:p text:style-name="P2"><text:span text:style-name="T14">body</text:span> {</text:p>
      <text:p text:style-name="P4">  <text:span text:style-name="T6">background-color</text:span><text:span text:style-name="T9">: </text:span><text:span text:style-name="T8">#eafbff</text:span><text:span text:style-name="T9">;</text:span></text:p>
      <text:p text:style-name="P4">  <text:span text:style-name="T6">background-image</text:span><text:span text:style-name="T9">: </text:span><text:span text:style-name="T13">linear-gradient</text:span><text:span text:style-name="T9">(</text:span></text:p>
      <text:p text:style-name="P4">    <text:span text:style-name="T9">to </text:span><text:span text:style-name="T8">bottom</text:span><text:span text:style-name="T9">,</text:span></text:p>
      <text:p text:style-name="P4">    <text:span text:style-name="T8">#eafbff</text:span><text:span text:style-name="T9"> </text:span><text:span text:style-name="T17">0%</text:span><text:span text:style-name="T9">,</text:span></text:p>
      <text:p text:style-name="P4">    <text:span text:style-name="T8">#eafbff</text:span><text:span text:style-name="T9"> </text:span><text:span text:style-name="T17">50%</text:span><text:span text:style-name="T9">,</text:span></text:p>
      <text:p text:style-name="P4">    <text:span text:style-name="T8">#5290f9</text:span><text:span text:style-name="T9"> </text:span><text:span text:style-name="T17">50%</text:span><text:span text:style-name="T9">,</text:span></text:p>
      <text:p text:style-name="P4">    <text:span text:style-name="T8">#5290f9</text:span><text:span text:style-name="T9"> </text:span><text:span text:style-name="T17">100%</text:span></text:p>
      <text:p text:style-name="P4">  <text:span text:style-name="T9">);</text:span></text:p>
      <text:p text:style-name="P4">  <text:span text:style-name="T6">font-family</text:span><text:span text:style-name="T9">: </text:span><text:span text:style-name="T8">'Muli'</text:span><text:span text:style-name="T9">, </text:span><text:span text:style-name="T8">sans-serif</text:span><text:span text:style-name="T9">;</text:span></text:p>
      <text:p text:style-name="P4"><text:soft-page-break/>  <text:span text:style-name="T6">display</text:span><text:span text:style-name="T9">: </text:span><text:span text:style-name="T8">flex</text:span><text:span text:style-name="T9">;</text:span></text:p>
      <text:p text:style-name="P4">  <text:span text:style-name="T6">align-items</text:span><text:span text:style-name="T9">: </text:span><text:span text:style-name="T8">center</text:span><text:span text:style-name="T9">;</text:span></text:p>
      <text:p text:style-name="P4">  <text:span text:style-name="T6">justify-content</text:span><text:span text:style-name="T9">: </text:span><text:span text:style-name="T8">center</text:span><text:span text:style-name="T9">;</text:span></text:p>
      <text:p text:style-name="P4">  <text:span text:style-name="T6">height</text:span><text:span text:style-name="T9">: </text:span><text:span text:style-name="T17">100vh</text:span><text:span text:style-name="T9">;</text:span></text:p>
      <text:p text:style-name="P4">  <text:span text:style-name="T6">margin</text:span><text:span text:style-name="T9">: </text:span><text:span text:style-name="T17">0</text:span><text:span text:style-name="T9">;</text:span></text:p>
      <text:p text:style-name="P2">}</text:p>
      <text:p text:style-name="P5"/>
      <text:p text:style-name="P2"><text:span text:style-name="T14">nav</text:span> {</text:p>
      <text:p text:style-name="P4">  <text:span text:style-name="T6">background-color</text:span><text:span text:style-name="T9">: </text:span><text:span text:style-name="T8">#fff</text:span><text:span text:style-name="T9">;</text:span></text:p>
      <text:p text:style-name="P4">  <text:span text:style-name="T6">padding</text:span><text:span text:style-name="T9">: </text:span><text:span text:style-name="T17">30px</text:span><text:span text:style-name="T9">;</text:span></text:p>
      <text:p text:style-name="P4">  <text:span text:style-name="T6">width</text:span><text:span text:style-name="T9">: </text:span><text:span text:style-name="T17">80px</text:span><text:span text:style-name="T9">;</text:span></text:p>
      <text:p text:style-name="P4">  <text:span text:style-name="T6">display</text:span><text:span text:style-name="T9">: </text:span><text:span text:style-name="T8">flex</text:span><text:span text:style-name="T9">;</text:span></text:p>
      <text:p text:style-name="P4">  <text:span text:style-name="T6">align-items</text:span><text:span text:style-name="T9">: </text:span><text:span text:style-name="T8">center</text:span><text:span text:style-name="T9">;</text:span></text:p>
      <text:p text:style-name="P4">  <text:span text:style-name="T6">justify-content</text:span><text:span text:style-name="T9">: </text:span><text:span text:style-name="T8">center</text:span><text:span text:style-name="T9">;</text:span></text:p>
      <text:p text:style-name="P4">  <text:span text:style-name="T6">border-radius</text:span><text:span text:style-name="T9">: </text:span><text:span text:style-name="T17">3px</text:span><text:span text:style-name="T9">;</text:span></text:p>
      <text:p text:style-name="P4">  <text:span text:style-name="T6">box-shadow</text:span><text:span text:style-name="T9">: </text:span><text:span text:style-name="T17">0</text:span><text:span text:style-name="T9"> </text:span><text:span text:style-name="T17">2px</text:span><text:span text:style-name="T9"> </text:span><text:span text:style-name="T17">5px</text:span><text:span text:style-name="T9"> </text:span><text:span text:style-name="T13">rgba</text:span><text:span text:style-name="T9">(</text:span><text:span text:style-name="T17">0</text:span><text:span text:style-name="T9">, </text:span><text:span text:style-name="T17">0</text:span><text:span text:style-name="T9">, </text:span><text:span text:style-name="T17">0</text:span><text:span text:style-name="T9">, </text:span><text:span text:style-name="T17">0.3</text:span><text:span text:style-name="T9">);</text:span></text:p>
      <text:p text:style-name="P4">  <text:span text:style-name="T6">transition</text:span><text:span text:style-name="T9">: width </text:span><text:span text:style-name="T17">0.6s</text:span><text:span text:style-name="T9"> </text:span><text:span text:style-name="T8">linear</text:span><text:span text:style-name="T9">;</text:span></text:p>
      <text:p text:style-name="P4">  <text:span text:style-name="T6">overflow-x</text:span><text:span text:style-name="T9">: </text:span><text:span text:style-name="T8">hidden</text:span><text:span text:style-name="T9">;</text:span></text:p>
      <text:p text:style-name="P2">}</text:p>
      <text:p text:style-name="P5"/>
      <text:p text:style-name="P2"><text:span text:style-name="T14">nav.active</text:span> {</text:p>
      <text:p text:style-name="P4">  <text:span text:style-name="T6">width</text:span><text:span text:style-name="T9">: </text:span><text:span text:style-name="T17">500px</text:span><text:span text:style-name="T9">;</text:span></text:p>
      <text:p text:style-name="P2">}</text:p>
      <text:p text:style-name="P5"/>
      <text:p text:style-name="P2"><text:span text:style-name="T14">nav</text:span> <text:span text:style-name="T14">ul</text:span> {</text:p>
      <text:p text:style-name="P4">  <text:span text:style-name="T6">display</text:span><text:span text:style-name="T9">: </text:span><text:span text:style-name="T8">flex</text:span><text:span text:style-name="T9">;</text:span></text:p>
      <text:p text:style-name="P4">  <text:span text:style-name="T6">list-style-type</text:span><text:span text:style-name="T9">: </text:span><text:span text:style-name="T8">none</text:span><text:span text:style-name="T9">;</text:span></text:p>
      <text:p text:style-name="P4">  <text:span text:style-name="T6">padding</text:span><text:span text:style-name="T9">: </text:span><text:span text:style-name="T17">0</text:span><text:span text:style-name="T9">;</text:span></text:p>
      <text:p text:style-name="P4">  <text:span text:style-name="T6">margin</text:span><text:span text:style-name="T9">: </text:span><text:span text:style-name="T17">0</text:span><text:span text:style-name="T9">;</text:span></text:p>
      <text:p text:style-name="P4">  <text:span text:style-name="T6">width</text:span><text:span text:style-name="T9">: </text:span><text:span text:style-name="T17">0</text:span><text:span text:style-name="T9">;</text:span></text:p>
      <text:p text:style-name="P4">  <text:span text:style-name="T6">transition</text:span><text:span text:style-name="T9">: width </text:span><text:span text:style-name="T17">0.6s</text:span><text:span text:style-name="T9"> </text:span><text:span text:style-name="T8">linear</text:span><text:span text:style-name="T9">;</text:span></text:p>
      <text:p text:style-name="P2">}</text:p>
      <text:p text:style-name="P5"/>
      <text:p text:style-name="P2"><text:span text:style-name="T14">nav.active</text:span> <text:span text:style-name="T14">ul</text:span> {</text:p>
      <text:p text:style-name="P4">  <text:span text:style-name="T6">width</text:span><text:span text:style-name="T9">: </text:span><text:span text:style-name="T17">100%</text:span><text:span text:style-name="T9">;</text:span></text:p>
      <text:p text:style-name="P2">}</text:p>
      <text:p text:style-name="P5"/>
      <text:p text:style-name="P2"><text:span text:style-name="T14">nav</text:span> <text:span text:style-name="T14">ul</text:span> <text:span text:style-name="T14">li</text:span> {</text:p>
      <text:p text:style-name="P4">  <text:span text:style-name="T6">transform</text:span><text:span text:style-name="T9">: </text:span><text:span text:style-name="T13">rotateY</text:span><text:span text:style-name="T9">(</text:span><text:span text:style-name="T17">0deg</text:span><text:span text:style-name="T9">);</text:span></text:p>
      <text:p text:style-name="P4">  <text:span text:style-name="T6">opacity</text:span><text:span text:style-name="T9">: </text:span><text:span text:style-name="T17">0</text:span><text:span text:style-name="T9">;</text:span></text:p>
      <text:p text:style-name="P4">  <text:span text:style-name="T6">transition</text:span><text:span text:style-name="T9">: transform </text:span><text:span text:style-name="T17">0.6s</text:span><text:span text:style-name="T9"> </text:span><text:span text:style-name="T8">linear</text:span><text:span text:style-name="T9">, opacity </text:span><text:span text:style-name="T17">0.6s</text:span><text:span text:style-name="T9"> </text:span><text:span text:style-name="T8">linear</text:span><text:span text:style-name="T9">;</text:span></text:p>
      <text:p text:style-name="P2">}</text:p>
      <text:p text:style-name="P5"/>
      <text:p text:style-name="P2"><text:span text:style-name="T14">nav.active</text:span> <text:span text:style-name="T14">ul</text:span> <text:span text:style-name="T14">li</text:span> {</text:p>
      <text:p text:style-name="P4">  <text:span text:style-name="T6">opacity</text:span><text:span text:style-name="T9">: </text:span><text:span text:style-name="T17">1</text:span><text:span text:style-name="T9">;</text:span></text:p>
      <text:p text:style-name="P4">  <text:span text:style-name="T6">transform</text:span><text:span text:style-name="T9">: </text:span><text:span text:style-name="T13">rotateY</text:span><text:span text:style-name="T9">(</text:span><text:span text:style-name="T17">360deg</text:span><text:span text:style-name="T9">);</text:span></text:p>
      <text:p text:style-name="P2">}</text:p>
      <text:p text:style-name="P5"/>
      <text:p text:style-name="P2"><text:span text:style-name="T14">nav</text:span> <text:span text:style-name="T14">ul</text:span> <text:span text:style-name="T14">a</text:span> {</text:p>
      <text:p text:style-name="P4">  <text:span text:style-name="T6">position</text:span><text:span text:style-name="T9">: </text:span><text:span text:style-name="T8">relative</text:span><text:span text:style-name="T9">;</text:span></text:p>
      <text:p text:style-name="P4">  <text:span text:style-name="T6">color</text:span><text:span text:style-name="T9">: </text:span><text:span text:style-name="T8">#000</text:span><text:span text:style-name="T9">;</text:span></text:p>
      <text:p text:style-name="P4"><text:soft-page-break/>  <text:span text:style-name="T6">text-decoration</text:span><text:span text:style-name="T9">: </text:span><text:span text:style-name="T8">none</text:span><text:span text:style-name="T9">;</text:span></text:p>
      <text:p text:style-name="P4">  <text:span text:style-name="T6">margin</text:span><text:span text:style-name="T9">: </text:span><text:span text:style-name="T17">0</text:span><text:span text:style-name="T9"> </text:span><text:span text:style-name="T17">10px</text:span><text:span text:style-name="T9">;</text:span></text:p>
      <text:p text:style-name="P2">}</text:p>
      <text:p text:style-name="P5"/>
      <text:p text:style-name="P2"><text:span text:style-name="T14">.icon</text:span> {</text:p>
      <text:p text:style-name="P4">  <text:span text:style-name="T6">background-color</text:span><text:span text:style-name="T9">: </text:span><text:span text:style-name="T8">#fff</text:span><text:span text:style-name="T9">;</text:span></text:p>
      <text:p text:style-name="P4">  <text:span text:style-name="T6">border</text:span><text:span text:style-name="T9">: </text:span><text:span text:style-name="T17">0</text:span><text:span text:style-name="T9">;</text:span></text:p>
      <text:p text:style-name="P4">  <text:span text:style-name="T6">cursor</text:span><text:span text:style-name="T9">: </text:span><text:span text:style-name="T8">pointer</text:span><text:span text:style-name="T9">;</text:span></text:p>
      <text:p text:style-name="P4">  <text:span text:style-name="T6">padding</text:span><text:span text:style-name="T9">: </text:span><text:span text:style-name="T17">0</text:span><text:span text:style-name="T9">;</text:span></text:p>
      <text:p text:style-name="P4">  <text:span text:style-name="T6">position</text:span><text:span text:style-name="T9">: </text:span><text:span text:style-name="T8">relative</text:span><text:span text:style-name="T9">;</text:span></text:p>
      <text:p text:style-name="P4">  <text:span text:style-name="T6">height</text:span><text:span text:style-name="T9">: </text:span><text:span text:style-name="T17">30px</text:span><text:span text:style-name="T9">;</text:span></text:p>
      <text:p text:style-name="P4">  <text:span text:style-name="T6">width</text:span><text:span text:style-name="T9">: </text:span><text:span text:style-name="T17">30px</text:span><text:span text:style-name="T9">;</text:span></text:p>
      <text:p text:style-name="P2">}</text:p>
      <text:p text:style-name="P5"/>
      <text:p text:style-name="P2"><text:span text:style-name="T14">.icon:focus</text:span> {</text:p>
      <text:p text:style-name="P4">  <text:span text:style-name="T6">outline</text:span><text:span text:style-name="T9">: </text:span><text:span text:style-name="T17">0</text:span><text:span text:style-name="T9">;</text:span></text:p>
      <text:p text:style-name="P2">}</text:p>
      <text:p text:style-name="P5"/>
      <text:p text:style-name="P2"><text:span text:style-name="T14">.icon</text:span> <text:span text:style-name="T14">.line</text:span> {</text:p>
      <text:p text:style-name="P4">  <text:span text:style-name="T6">background-color</text:span><text:span text:style-name="T9">: </text:span><text:span text:style-name="T8">#5290f9</text:span><text:span text:style-name="T9">;</text:span></text:p>
      <text:p text:style-name="P4">  <text:span text:style-name="T6">height</text:span><text:span text:style-name="T9">: </text:span><text:span text:style-name="T17">2px</text:span><text:span text:style-name="T9">;</text:span></text:p>
      <text:p text:style-name="P4">  <text:span text:style-name="T6">width</text:span><text:span text:style-name="T9">: </text:span><text:span text:style-name="T17">20px</text:span><text:span text:style-name="T9">;</text:span></text:p>
      <text:p text:style-name="P4">  <text:span text:style-name="T6">position</text:span><text:span text:style-name="T9">: </text:span><text:span text:style-name="T8">absolute</text:span><text:span text:style-name="T9">;</text:span></text:p>
      <text:p text:style-name="P4">  <text:span text:style-name="T6">top</text:span><text:span text:style-name="T9">: </text:span><text:span text:style-name="T17">10px</text:span><text:span text:style-name="T9">;</text:span></text:p>
      <text:p text:style-name="P4">  <text:span text:style-name="T6">left</text:span><text:span text:style-name="T9">: </text:span><text:span text:style-name="T17">5px</text:span><text:span text:style-name="T9">;</text:span></text:p>
      <text:p text:style-name="P4">  <text:span text:style-name="T6">transition</text:span><text:span text:style-name="T9">: transform </text:span><text:span text:style-name="T17">0.6s</text:span><text:span text:style-name="T9"> </text:span><text:span text:style-name="T8">linear</text:span><text:span text:style-name="T9">;</text:span></text:p>
      <text:p text:style-name="P2">}</text:p>
      <text:p text:style-name="P5"/>
      <text:p text:style-name="P2"><text:span text:style-name="T14">.icon</text:span> <text:span text:style-name="T14">.line2</text:span> {</text:p>
      <text:p text:style-name="P4">  <text:span text:style-name="T6">top</text:span><text:span text:style-name="T9">: </text:span><text:span text:style-name="T8">auto</text:span><text:span text:style-name="T9">;</text:span></text:p>
      <text:p text:style-name="P4">  <text:span text:style-name="T6">bottom</text:span><text:span text:style-name="T9">: </text:span><text:span text:style-name="T17">10px</text:span><text:span text:style-name="T9">;</text:span></text:p>
      <text:p text:style-name="P2">}</text:p>
      <text:p text:style-name="P5"/>
      <text:p text:style-name="P2"><text:span text:style-name="T14">nav.active</text:span> <text:span text:style-name="T14">.icon</text:span> <text:span text:style-name="T14">.line1</text:span> {</text:p>
      <text:p text:style-name="P4">  <text:span text:style-name="T6">transform</text:span><text:span text:style-name="T9">: </text:span><text:span text:style-name="T13">rotate</text:span><text:span text:style-name="T9">(</text:span><text:span text:style-name="T17">-765deg</text:span><text:span text:style-name="T9">) </text:span><text:span text:style-name="T13">translateY</text:span><text:span text:style-name="T9">(</text:span><text:span text:style-name="T17">5.5px</text:span><text:span text:style-name="T9">);</text:span></text:p>
      <text:p text:style-name="P2">}</text:p>
      <text:p text:style-name="P5"/>
      <text:p text:style-name="P2"><text:span text:style-name="T14">nav.active</text:span> <text:span text:style-name="T14">.icon</text:span> <text:span text:style-name="T14">.line2</text:span> {</text:p>
      <text:p text:style-name="P4">  <text:span text:style-name="T6">transform</text:span><text:span text:style-name="T9">: </text:span><text:span text:style-name="T13">rotate</text:span><text:span text:style-name="T9">(</text:span><text:span text:style-name="T17">765deg</text:span><text:span text:style-name="T9">) </text:span><text:span text:style-name="T13">translateY</text:span><text:span text:style-name="T9">(</text:span><text:span text:style-name="T17">-5.5px</text:span><text:span text:style-name="T9">);</text:span></text:p>
      <text:p text:style-name="P2">}</text:p>
      <text:p text:style-name="P1"/>
      <text:p text:style-name="P1"/>
      <text:p text:style-name="P1">style3</text:p>
      <text:p text:style-name="P1"/>
      <text:p text:style-name="P3">{</text:p>
      <text:p text:style-name="P4">    <text:span text:style-name="T6">box-sizing</text:span><text:span text:style-name="T9">: </text:span><text:span text:style-name="T8">border-box</text:span><text:span text:style-name="T9">;</text:span></text:p>
      <text:p text:style-name="P4">  <text:span text:style-name="T9">}</text:span></text:p>
      <text:p text:style-name="P4">  </text:p>
      <text:p text:style-name="P4">  <text:span text:style-name="T15">body</text:span><text:span text:style-name="T9"> {</text:span></text:p>
      <text:p text:style-name="P4">    <text:span text:style-name="T6">background-image</text:span><text:span text:style-name="T9">:;</text:span></text:p>
      <text:p text:style-name="P4">    <text:span text:style-name="T6">background-color</text:span><text:span text:style-name="T9">: </text:span><text:span text:style-name="T13">rgb</text:span><text:span text:style-name="T9">(</text:span><text:span text:style-name="T17">255</text:span><text:span text:style-name="T9">, </text:span><text:span text:style-name="T17">255</text:span><text:span text:style-name="T9">, </text:span><text:span text:style-name="T17">255</text:span><text:span text:style-name="T9">);</text:span></text:p>
      <text:p text:style-name="P4"><text:soft-page-break/>    <text:span text:style-name="T6">display</text:span><text:span text:style-name="T9">:</text:span><text:span text:style-name="T8">inline-flex</text:span><text:span text:style-name="T9">;</text:span></text:p>
      <text:p text:style-name="P4">    <text:span text:style-name="T6">align-items</text:span><text:span text:style-name="T9">: </text:span><text:span text:style-name="T8">center</text:span><text:span text:style-name="T9">;</text:span></text:p>
      <text:p text:style-name="P4">    <text:span text:style-name="T6">justify-content</text:span><text:span text:style-name="T9">: </text:span><text:span text:style-name="T8">center</text:span><text:span text:style-name="T9">;</text:span></text:p>
      <text:p text:style-name="P4">    <text:span text:style-name="T6">height</text:span><text:span text:style-name="T9">: </text:span><text:span text:style-name="T17">500px</text:span><text:span text:style-name="T9">;</text:span></text:p>
      <text:p text:style-name="P4">    <text:span text:style-name="T6">width</text:span><text:span text:style-name="T9">: </text:span><text:span text:style-name="T17">500px</text:span><text:span text:style-name="T9">;</text:span></text:p>
      <text:p text:style-name="P4">    <text:span text:style-name="T6">overflow</text:span><text:span text:style-name="T9">: </text:span><text:span text:style-name="T8">visible</text:span><text:span text:style-name="T9">;</text:span></text:p>
      <text:p text:style-name="P4">    <text:span text:style-name="T6">margin</text:span><text:span text:style-name="T9">: </text:span><text:span text:style-name="T17">20px</text:span><text:span text:style-name="T9">;</text:span></text:p>
      <text:p text:style-name="P4">  <text:span text:style-name="T9">}</text:span></text:p>
      <text:p text:style-name="P4">  </text:p>
      <text:p text:style-name="P4">  <text:span text:style-name="T15">.container</text:span><text:span text:style-name="T9"> {</text:span></text:p>
      <text:p text:style-name="P4">    <text:span text:style-name="T6">display</text:span><text:span text:style-name="T9">: </text:span><text:span text:style-name="T8">flex</text:span><text:span text:style-name="T9">;</text:span></text:p>
      <text:p text:style-name="P4">    <text:span text:style-name="T6">align-items</text:span><text:span text:style-name="T9">: </text:span><text:span text:style-name="T8">center</text:span><text:span text:style-name="T9">;</text:span></text:p>
      <text:p text:style-name="P4">    <text:span text:style-name="T6">justify-content</text:span><text:span text:style-name="T9">: </text:span><text:span text:style-name="T8">center</text:span><text:span text:style-name="T9">;</text:span></text:p>
      <text:p text:style-name="P4">    <text:span text:style-name="T6">flex-wrap</text:span><text:span text:style-name="T9">: </text:span><text:span text:style-name="T8">wrap</text:span><text:span text:style-name="T9">;</text:span></text:p>
      <text:p text:style-name="P4">    <text:span text:style-name="T6">max-width</text:span><text:span text:style-name="T9">: </text:span><text:span text:style-name="T17">100%</text:span><text:span text:style-name="T9">;</text:span></text:p>
      <text:p text:style-name="P4">    <text:span text:style-name="T6">max-height</text:span><text:span text:style-name="T9">: </text:span><text:span text:style-name="T17">100%</text:span><text:span text:style-name="T9">;</text:span></text:p>
      <text:p text:style-name="P4">  <text:span text:style-name="T9">}</text:span></text:p>
      <text:p text:style-name="P4">  </text:p>
      <text:p text:style-name="P4">  <text:span text:style-name="T15">.square</text:span><text:span text:style-name="T9"> {</text:span></text:p>
      <text:p text:style-name="P4">    <text:span text:style-name="T6">background-color</text:span><text:span text:style-name="T9">: </text:span><text:span text:style-name="T8">#1d1d1d</text:span><text:span text:style-name="T9">;</text:span></text:p>
      <text:p text:style-name="P4">    <text:span text:style-name="T6">box-shadow</text:span><text:span text:style-name="T9">: </text:span><text:span text:style-name="T17">0</text:span><text:span text:style-name="T9"> </text:span><text:span text:style-name="T17">0</text:span><text:span text:style-name="T9"> </text:span><text:span text:style-name="T17">2px</text:span><text:span text:style-name="T9"> </text:span><text:span text:style-name="T8">#000</text:span><text:span text:style-name="T9">;</text:span></text:p>
      <text:p text:style-name="P4">    <text:span text:style-name="T6">height</text:span><text:span text:style-name="T9">: </text:span><text:span text:style-name="T17">16px</text:span><text:span text:style-name="T9">;</text:span></text:p>
      <text:p text:style-name="P4">    <text:span text:style-name="T6">width</text:span><text:span text:style-name="T9">: </text:span><text:span text:style-name="T17">16px</text:span><text:span text:style-name="T9">;</text:span></text:p>
      <text:p text:style-name="P4">    <text:span text:style-name="T6">margin</text:span><text:span text:style-name="T9">: </text:span><text:span text:style-name="T17">2px</text:span><text:span text:style-name="T9">;</text:span></text:p>
      <text:p text:style-name="P4">    <text:span text:style-name="T6">transition</text:span><text:span text:style-name="T9">: </text:span><text:span text:style-name="T17">2s</text:span><text:span text:style-name="T9"> </text:span><text:span text:style-name="T8">ease</text:span><text:span text:style-name="T9">;</text:span></text:p>
      <text:p text:style-name="P4">  <text:span text:style-name="T9">}</text:span></text:p>
      <text:p text:style-name="P4">  </text:p>
      <text:p text:style-name="P4">  <text:span text:style-name="T15">.square:hover</text:span><text:span text:style-name="T9"> {</text:span></text:p>
      <text:p text:style-name="P4">    <text:span text:style-name="T6">transition-duration</text:span><text:span text:style-name="T9">: </text:span><text:span text:style-name="T17">0s</text:span><text:span text:style-name="T9">;</text:span></text:p>
      <text:p text:style-name="P4">  <text:span text:style-name="T9">}</text:span></text:p>
      <text:p text:style-name="P1"/>
      <text:p text:style-name="P1"/>
      <text:p text:style-name="P1">style4</text:p>
      <text:p text:style-name="P1"/>
      <text:p text:style-name="P3"><text:span text:style-name="T3">*</text:span>{</text:p>
      <text:p text:style-name="P4">    <text:span text:style-name="T6">height</text:span><text:span text:style-name="T9">:</text:span><text:span text:style-name="T17">100%</text:span><text:span text:style-name="T9">;</text:span></text:p>
      <text:p text:style-name="P4">    <text:span text:style-name="T6">font-family</text:span><text:span text:style-name="T9">: </text:span><text:span text:style-name="T8">'Trebuchet MS'</text:span><text:span text:style-name="T9">, </text:span><text:span text:style-name="T8">'Lucida Sans Unicode'</text:span><text:span text:style-name="T9">, </text:span><text:span text:style-name="T8">'Lucida Grande'</text:span><text:span text:style-name="T9">, </text:span><text:span text:style-name="T8">'Lucida Sans'</text:span><text:span text:style-name="T9">, </text:span><text:span text:style-name="T8">Arial</text:span><text:span text:style-name="T9">, </text:span><text:span text:style-name="T8">sans-serif</text:span><text:span text:style-name="T9">;</text:span></text:p>
      <text:p text:style-name="P4">    <text:span text:style-name="T6">text-align</text:span><text:span text:style-name="T9">: </text:span><text:span text:style-name="T8">justify</text:span><text:span text:style-name="T9">;</text:span></text:p>
      <text:p text:style-name="P2">}</text:p>
      <text:p text:style-name="P2"><text:span text:style-name="T14">body</text:span>{</text:p>
      <text:p text:style-name="P2"><text:span text:style-name="T5">background-image</text:span>: <text:span text:style-name="T12">linear-gradient</text:span>(to <text:span text:style-name="T7">bottom</text:span>,<text:span text:style-name="T12">rgb</text:span>(<text:span text:style-name="T16">27</text:span>, <text:span text:style-name="T16">124</text:span>, <text:span text:style-name="T16">189</text:span>),<text:span text:style-name="T12">rgb</text:span>(<text:span text:style-name="T16">104</text:span>, <text:span text:style-name="T16">5</text:span>, <text:span text:style-name="T16">124</text:span>),<text:span text:style-name="T12">rgb</text:span>(<text:span text:style-name="T16">221</text:span>, <text:span text:style-name="T16">96</text:span>, <text:span text:style-name="T16">23</text:span>),<text:span text:style-name="T12">rgb</text:span>(<text:span text:style-name="T16">163</text:span>, <text:span text:style-name="T16">47</text:span>, <text:span text:style-name="T16">144</text:span>),<text:span text:style-name="T12">rgb</text:span>(<text:span text:style-name="T16">97</text:span>, <text:span text:style-name="T16">28</text:span>, <text:span text:style-name="T16">209</text:span>));</text:p>
      <text:p text:style-name="P2">}</text:p>
      <text:p text:style-name="P2"><text:span text:style-name="T14">main</text:span>{</text:p>
      <text:p text:style-name="P4">    <text:span text:style-name="T6">background-color</text:span><text:span text:style-name="T9">: </text:span><text:span text:style-name="T8">bisque</text:span><text:span text:style-name="T9">;</text:span></text:p>
      <text:p text:style-name="P4">    <text:span text:style-name="T6">border-radius</text:span><text:span text:style-name="T9">: </text:span><text:span text:style-name="T17">10px</text:span><text:span text:style-name="T9">;</text:span></text:p>
      <text:p text:style-name="P4">    <text:span text:style-name="T6">box-shadow</text:span><text:span text:style-name="T9">: </text:span><text:span text:style-name="T13">rgba</text:span><text:span text:style-name="T9">(</text:span><text:span text:style-name="T17">186</text:span><text:span text:style-name="T9">, </text:span><text:span text:style-name="T17">123</text:span><text:span text:style-name="T9">, </text:span><text:span text:style-name="T17">199</text:span><text:span text:style-name="T9">, </text:span><text:span text:style-name="T17">0.356</text:span><text:span text:style-name="T9">);</text:span></text:p>
      <text:p text:style-name="P4">    <text:span text:style-name="T6">padding</text:span><text:span text:style-name="T9">:</text:span><text:span text:style-name="T17">10px</text:span><text:span text:style-name="T9">;</text:span></text:p>
      <text:p text:style-name="P4">    <text:span text:style-name="T6">margin</text:span><text:span text:style-name="T9">: </text:span><text:span text:style-name="T8">auto</text:span><text:span text:style-name="T9">;</text:span></text:p>
      <text:p text:style-name="P2">}</text:p>
      <text:p text:style-name="P5"><text:soft-page-break/></text:p>
      <text:p text:style-name="P4">    <text:span text:style-name="T15">h1</text:span><text:span text:style-name="T9">{</text:span></text:p>
      <text:p text:style-name="P4">        <text:span text:style-name="T6">color</text:span><text:span text:style-name="T9">: </text:span><text:span text:style-name="T8">brown</text:span><text:span text:style-name="T9">;</text:span></text:p>
      <text:p text:style-name="P4">    <text:span text:style-name="T9">}</text:span></text:p>
      <text:p text:style-name="P4">   </text:p>
      <text:p text:style-name="P4">    <text:span text:style-name="T15">h2</text:span><text:span text:style-name="T9">{</text:span></text:p>
      <text:p text:style-name="P4">        <text:span text:style-name="T6">background-color</text:span><text:span text:style-name="T9">: </text:span><text:span text:style-name="T8">blueviolet</text:span><text:span text:style-name="T9">; </text:span><text:span text:style-name="T6">color</text:span><text:span text:style-name="T9">: </text:span><text:span text:style-name="T8">black</text:span><text:span text:style-name="T9">;</text:span></text:p>
      <text:p text:style-name="P4">    <text:span text:style-name="T9">}</text:span></text:p>
      <text:p text:style-name="P5"/>
      <text:p text:style-name="P2"><text:span text:style-name="T14">p</text:span>{ <text:span text:style-name="T5">color</text:span>: <text:span text:style-name="T7">black</text:span>;}</text:p>
      <text:p text:style-name="P1"/>
      <text:p text:style-name="P1"/>
      <text:p text:style-name="P1">scripts</text:p>
      <text:p text:style-name="P1"/>
      <text:p text:style-name="P3"><text:span text:style-name="T3">const</text:span> <text:span text:style-name="T18">open_btn</text:span> = <text:span text:style-name="T5">document</text:span>.<text:span text:style-name="T12">querySelector</text:span>(<text:span text:style-name="T7">'.open-btn'</text:span>)</text:p>
      <text:p text:style-name="P2"><text:span text:style-name="T3">const</text:span> <text:span text:style-name="T18">close_btn</text:span> = <text:span text:style-name="T5">document</text:span>.<text:span text:style-name="T12">querySelector</text:span>(<text:span text:style-name="T7">'.close-btn'</text:span>)</text:p>
      <text:p text:style-name="P2"><text:span text:style-name="T3">const</text:span> <text:span text:style-name="T18">nav</text:span> = <text:span text:style-name="T5">document</text:span>.<text:span text:style-name="T12">querySelectorAll</text:span>(<text:span text:style-name="T7">'.nav'</text:span>)</text:p>
      <text:p text:style-name="P5"/>
      <text:p text:style-name="P2"><text:span text:style-name="T5">open_btn</text:span>.<text:span text:style-name="T12">addEventListener</text:span>(<text:span text:style-name="T7">'click'</text:span>, () <text:span text:style-name="T3">=&gt;</text:span> {</text:p>
      <text:p text:style-name="P4">    <text:span text:style-name="T6">nav</text:span><text:span text:style-name="T9">.</text:span><text:span text:style-name="T13">forEach</text:span><text:span text:style-name="T9">(</text:span><text:span text:style-name="T6">nav_el</text:span><text:span text:style-name="T9"> </text:span><text:span text:style-name="T4">=&gt;</text:span><text:span text:style-name="T9"> </text:span><text:span text:style-name="T6">nav_el</text:span><text:span text:style-name="T9">.</text:span><text:span text:style-name="T6">classList</text:span><text:span text:style-name="T9">.</text:span><text:span text:style-name="T13">add</text:span><text:span text:style-name="T9">(</text:span><text:span text:style-name="T8">'visible'</text:span><text:span text:style-name="T9">))</text:span></text:p>
      <text:p text:style-name="P2">})</text:p>
      <text:p text:style-name="P5"/>
      <text:p text:style-name="P2"><text:span text:style-name="T5">close_btn</text:span>.<text:span text:style-name="T12">addEventListener</text:span>(<text:span text:style-name="T7">'click'</text:span>, () <text:span text:style-name="T3">=&gt;</text:span> {</text:p>
      <text:p text:style-name="P4">    <text:span text:style-name="T6">nav</text:span><text:span text:style-name="T9">.</text:span><text:span text:style-name="T13">forEach</text:span><text:span text:style-name="T9">(</text:span><text:span text:style-name="T6">nav_el</text:span><text:span text:style-name="T9"> </text:span><text:span text:style-name="T4">=&gt;</text:span><text:span text:style-name="T9"> </text:span><text:span text:style-name="T6">nav_el</text:span><text:span text:style-name="T9">.</text:span><text:span text:style-name="T6">classList</text:span><text:span text:style-name="T9">.</text:span><text:span text:style-name="T13">remove</text:span><text:span text:style-name="T9">(</text:span><text:span text:style-name="T8">'visible'</text:span><text:span text:style-name="T9">))</text:span></text:p>
      <text:p text:style-name="P2">})</text:p>
      <text:p text:style-name="P1"/>
      <text:p text:style-name="P1"/>
      <text:p text:style-name="P1">scripts2</text:p>
      <text:p text:style-name="P1"/>
      <text:p text:style-name="P1"/>
      <text:p text:style-name="P2"><text:span text:style-name="T3">const</text:span> <text:span text:style-name="T18">toggle</text:span> = <text:span text:style-name="T5">document</text:span>.<text:span text:style-name="T12">getElementById</text:span>(<text:span text:style-name="T7">'toggle'</text:span>)</text:p>
      <text:p text:style-name="P2"><text:span text:style-name="T3">const</text:span> <text:span text:style-name="T18">nav</text:span> = <text:span text:style-name="T5">document</text:span>.<text:span text:style-name="T12">getElementById</text:span>(<text:span text:style-name="T7">'nav'</text:span>)</text:p>
      <text:p text:style-name="P5"/>
      <text:p text:style-name="P2"><text:span text:style-name="T5">toggle</text:span>.<text:span text:style-name="T12">addEventListener</text:span>(<text:span text:style-name="T7">'click'</text:span>, () <text:span text:style-name="T3">=&gt;</text:span> <text:span text:style-name="T5">nav</text:span>.<text:span text:style-name="T5">classList</text:span>.<text:span text:style-name="T12">toggle</text:span>(<text:span text:style-name="T7">'active'</text:span>))</text:p>
      <text:p text:style-name="P1"/>
      <text:p text:style-name="P1"/>
      <text:p text:style-name="P1">scripts3</text:p>
      <text:p text:style-name="P1"/>
      <text:p text:style-name="P3"><text:span text:style-name="T3">const</text:span> <text:span text:style-name="T18">container</text:span> = <text:span text:style-name="T5">document</text:span>.<text:span text:style-name="T12">getElementById</text:span>(<text:span text:style-name="T7">'container'</text:span>)</text:p>
      <text:p text:style-name="P2"><text:span text:style-name="T3">const</text:span> <text:span text:style-name="T18">colors</text:span> = [<text:span text:style-name="T7">'#e74c3c'</text:span>, <text:span text:style-name="T7">'#8e44ad'</text:span>, <text:span text:style-name="T7">'#3498db'</text:span>, <text:span text:style-name="T7">'#e67e22'</text:span>, <text:span text:style-name="T7">'#2ecc71'</text:span>]</text:p>
      <text:p text:style-name="P2"><text:span text:style-name="T3">const</text:span> <text:span text:style-name="T18">SQUARES</text:span> = <text:span text:style-name="T16">500</text:span></text:p>
      <text:p text:style-name="P5"/>
      <text:p text:style-name="P2"><text:span text:style-name="T10">for</text:span>(<text:span text:style-name="T3">let</text:span> <text:span text:style-name="T5">i</text:span> = <text:span text:style-name="T16">0</text:span>; <text:span text:style-name="T5">i</text:span> &lt; <text:span text:style-name="T18">SQUARES</text:span>; <text:span text:style-name="T5">i</text:span>++) {</text:p>
      <text:p text:style-name="P4">    <text:span text:style-name="T4">const</text:span><text:span text:style-name="T9"> </text:span><text:span text:style-name="T19">square</text:span><text:span text:style-name="T9"> = </text:span><text:span text:style-name="T6">document</text:span><text:span text:style-name="T9">.</text:span><text:span text:style-name="T13">createElement</text:span><text:span text:style-name="T9">(</text:span><text:span text:style-name="T8">'div'</text:span><text:span text:style-name="T9">)</text:span></text:p>
      <text:p text:style-name="P4">    <text:span text:style-name="T6">square</text:span><text:span text:style-name="T9">.</text:span><text:span text:style-name="T6">classList</text:span><text:span text:style-name="T9">.</text:span><text:span text:style-name="T13">add</text:span><text:span text:style-name="T9">(</text:span><text:span text:style-name="T8">'square'</text:span><text:span text:style-name="T9">)</text:span></text:p>
      <text:p text:style-name="P5"/>
      <text:p text:style-name="P4">    <text:span text:style-name="T6">square</text:span><text:span text:style-name="T9">.</text:span><text:span text:style-name="T13">addEventListener</text:span><text:span text:style-name="T9">(</text:span><text:span text:style-name="T8">'mouseover'</text:span><text:span text:style-name="T9">, () </text:span><text:span text:style-name="T4">=&gt;</text:span><text:span text:style-name="T9"> </text:span><text:span text:style-name="T13">setColor</text:span><text:span text:style-name="T9">(</text:span><text:span text:style-name="T6">square</text:span><text:span text:style-name="T9">))</text:span></text:p>
      <text:p text:style-name="P5"/>
      <text:p text:style-name="P4">    <text:span text:style-name="T6">square</text:span><text:span text:style-name="T9">.</text:span><text:span text:style-name="T13">addEventListener</text:span><text:span text:style-name="T9">(</text:span><text:span text:style-name="T8">'mouseout'</text:span><text:span text:style-name="T9">, () </text:span><text:span text:style-name="T4">=&gt;</text:span><text:span text:style-name="T9"> </text:span><text:span text:style-name="T13">removeColor</text:span><text:span text:style-name="T9">(</text:span><text:span text:style-name="T6">square</text:span><text:span text:style-name="T9">))</text:span></text:p>
      <text:p text:style-name="P5"/>
      <text:p text:style-name="P4">    <text:span text:style-name="T6">container</text:span><text:span text:style-name="T9">.</text:span><text:span text:style-name="T13">appendChild</text:span><text:span text:style-name="T9">(</text:span><text:span text:style-name="T6">square</text:span><text:span text:style-name="T9">)</text:span></text:p>
      <text:p text:style-name="P2"><text:soft-page-break/>}</text:p>
      <text:p text:style-name="P5"/>
      <text:p text:style-name="P2"><text:span text:style-name="T3">function</text:span> <text:span text:style-name="T12">setColor</text:span>(<text:span text:style-name="T5">element</text:span>) {</text:p>
      <text:p text:style-name="P4">   <text:span text:style-name="T4">const</text:span><text:span text:style-name="T9"> </text:span><text:span text:style-name="T19">color</text:span><text:span text:style-name="T9"> = </text:span><text:span text:style-name="T13">getRandomColor</text:span><text:span text:style-name="T9">()</text:span></text:p>
      <text:p text:style-name="P4">   <text:span text:style-name="T6">element</text:span><text:span text:style-name="T9">.</text:span><text:span text:style-name="T6">style</text:span><text:span text:style-name="T9">.</text:span><text:span text:style-name="T6">background</text:span><text:span text:style-name="T9"> = </text:span><text:span text:style-name="T6">color</text:span></text:p>
      <text:p text:style-name="P4">   <text:span text:style-name="T6">element</text:span><text:span text:style-name="T9">.</text:span><text:span text:style-name="T6">style</text:span><text:span text:style-name="T9">.</text:span><text:span text:style-name="T6">boxShadow</text:span><text:span text:style-name="T9"> = </text:span><text:span text:style-name="T8">`0 0 2px </text:span><text:span text:style-name="T4">${</text:span><text:span text:style-name="T6">color</text:span><text:span text:style-name="T4">}</text:span><text:span text:style-name="T8">, 0 0 10px </text:span><text:span text:style-name="T4">${</text:span><text:span text:style-name="T6">color</text:span><text:span text:style-name="T4">}</text:span><text:span text:style-name="T8">`</text:span></text:p>
      <text:p text:style-name="P2">}</text:p>
      <text:p text:style-name="P5"/>
      <text:p text:style-name="P2"><text:span text:style-name="T3">function</text:span> <text:span text:style-name="T12">removeColor</text:span>(<text:span text:style-name="T5">element</text:span>) {</text:p>
      <text:p text:style-name="P4">   <text:span text:style-name="T6">element</text:span><text:span text:style-name="T9">.</text:span><text:span text:style-name="T6">style</text:span><text:span text:style-name="T9">.</text:span><text:span text:style-name="T6">background</text:span><text:span text:style-name="T9"> = </text:span><text:span text:style-name="T8">'#1d1d1d'</text:span></text:p>
      <text:p text:style-name="P4">   <text:span text:style-name="T6">element</text:span><text:span text:style-name="T9">.</text:span><text:span text:style-name="T6">style</text:span><text:span text:style-name="T9">.</text:span><text:span text:style-name="T6">boxShadow</text:span><text:span text:style-name="T9"> = </text:span><text:span text:style-name="T8">'0 0 2px #000'</text:span></text:p>
      <text:p text:style-name="P2">}</text:p>
      <text:p text:style-name="P5"/>
      <text:p text:style-name="P2"><text:span text:style-name="T3">function</text:span> <text:span text:style-name="T12">getRandomColor</text:span>() {</text:p>
      <text:p text:style-name="P4">    <text:span text:style-name="T11">return</text:span><text:span text:style-name="T9"> </text:span><text:span text:style-name="T6">colors</text:span><text:span text:style-name="T9">[</text:span><text:span text:style-name="T6">Math</text:span><text:span text:style-name="T9">.</text:span><text:span text:style-name="T13">floor</text:span><text:span text:style-name="T9">(</text:span><text:span text:style-name="T6">Math</text:span><text:span text:style-name="T9">.</text:span><text:span text:style-name="T13">random</text:span><text:span text:style-name="T9">() * </text:span><text:span text:style-name="T6">colors</text:span><text:span text:style-name="T9">.</text:span><text:span text:style-name="T6">length</text:span><text:span text:style-name="T9">)]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7:34:04.565000000</meta:creation-date>
    <dc:date>2022-10-17T17:41:19.267000000</dc:date>
    <meta:editing-duration>PT7M14S</meta:editing-duration>
    <meta:editing-cycles>1</meta:editing-cycles>
    <meta:document-statistic meta:table-count="0" meta:image-count="0" meta:object-count="0" meta:page-count="12" meta:paragraph-count="467" meta:word-count="1174" meta:character-count="11517" meta:non-whitespace-character-count="9617"/>
    <meta:generator>LibreOffice/7.2.6.2$Windows_X86_64 LibreOffice_project/b0ec3a565991f7569a5a7f5d24fed7f52653d754</meta:generator>
  </office:meta>
</office:document-meta>
</file>